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aJ" style:family="table">
      <style:table-properties style:width="17cm" table:align="margins"/>
    </style:style>
    <style:style style:name="MaJ.A" style:family="table-column">
      <style:table-column-properties style:column-width="5.667cm" style:rel-column-width="21845*"/>
    </style:style>
    <style:style style:name="MaJ.B" style:family="table-column">
      <style:table-column-properties style:column-width="5.667cm" style:rel-column-width="21844*"/>
    </style:style>
    <style:style style:name="MaJ.A1" style:family="table-cell">
      <style:table-cell-properties fo:padding="0.097cm" fo:border-left="0.05pt solid #000000" fo:border-right="none" fo:border-top="0.05pt solid #000000" fo:border-bottom="0.05pt solid #000000"/>
    </style:style>
    <style:style style:name="MaJ.C1" style:family="table-cell">
      <style:table-cell-properties fo:padding="0.097cm" fo:border="0.05pt solid #000000"/>
    </style:style>
    <style:style style:name="MaJ.A2" style:family="table-cell">
      <style:table-cell-properties fo:padding="0.097cm" fo:border-left="0.05pt solid #000000" fo:border-right="none" fo:border-top="none" fo:border-bottom="0.05pt solid #000000"/>
    </style:style>
    <style:style style:name="MaJ.C2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" style:family="table">
      <style:table-properties style:width="14.73cm" table:align="left"/>
    </style:style>
    <style:style style:name="Version.A" style:family="table-column">
      <style:table-column-properties style:column-width="2.159cm"/>
    </style:style>
    <style:style style:name="Version.B" style:family="table-column">
      <style:table-column-properties style:column-width="3.441cm"/>
    </style:style>
    <style:style style:name="Version.C" style:family="table-column">
      <style:table-column-properties style:column-width="9.13cm"/>
    </style:style>
    <style:style style:name="Version.A1" style:family="table-cell">
      <style:table-cell-properties fo:padding="0.097cm" fo:border-left="0.05pt solid #000000" fo:border-right="none" fo:border-top="0.05pt solid #000000" fo:border-bottom="0.05pt solid #000000"/>
    </style:style>
    <style:style style:name="Version.C1" style:family="table-cell">
      <style:table-cell-properties fo:padding="0.097cm" fo:border="0.05pt solid #000000"/>
    </style:style>
    <style:style style:name="Version.A2" style:family="table-cell">
      <style:table-cell-properties fo:padding="0.097cm" fo:border-left="0.05pt solid #000000" fo:border-right="none" fo:border-top="none" fo:border-bottom="0.05pt solid #000000"/>
    </style:style>
    <style:style style:name="Version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cd76" officeooo:paragraph-rsid="0009cd76"/>
    </style:style>
    <style:style style:name="P2" style:family="paragraph" style:parent-style-name="Standard">
      <style:text-properties officeooo:rsid="0009cd76" officeooo:paragraph-rsid="00614186"/>
    </style:style>
    <style:style style:name="P3" style:family="paragraph" style:parent-style-name="Standard">
      <style:text-properties officeooo:rsid="0009cd76" officeooo:paragraph-rsid="00649a47"/>
    </style:style>
    <style:style style:name="P4" style:family="paragraph" style:parent-style-name="Standard">
      <style:text-properties officeooo:rsid="000a736a" officeooo:paragraph-rsid="000a736a"/>
    </style:style>
    <style:style style:name="P5" style:family="paragraph" style:parent-style-name="Standard">
      <style:text-properties officeooo:rsid="000a736a" officeooo:paragraph-rsid="000da852"/>
    </style:style>
    <style:style style:name="P6" style:family="paragraph" style:parent-style-name="Standard">
      <style:text-properties officeooo:rsid="000a736a" officeooo:paragraph-rsid="00614186"/>
    </style:style>
    <style:style style:name="P7" style:family="paragraph" style:parent-style-name="Standard">
      <style:text-properties officeooo:rsid="0010d310" officeooo:paragraph-rsid="0010d310"/>
    </style:style>
    <style:style style:name="P8" style:family="paragraph" style:parent-style-name="Standard">
      <style:text-properties officeooo:rsid="0031fc15" officeooo:paragraph-rsid="0031fc15"/>
    </style:style>
    <style:style style:name="P9" style:family="paragraph" style:parent-style-name="Standard">
      <style:text-properties officeooo:paragraph-rsid="003d1452"/>
    </style:style>
    <style:style style:name="P10" style:family="paragraph" style:parent-style-name="Standard">
      <style:text-properties officeooo:rsid="00493b7e" officeooo:paragraph-rsid="00493b7e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09cd76" officeooo:paragraph-rsid="0009cd76" style:font-size-asian="18pt" style:font-weight-asian="bold" style:font-size-complex="18pt" style:font-weight-complex="bold"/>
    </style:style>
    <style:style style:name="P12" style:family="paragraph" style:parent-style-name="Standard">
      <style:text-properties officeooo:rsid="006b3046" officeooo:paragraph-rsid="006b3046"/>
    </style:style>
    <style:style style:name="P13" style:family="paragraph" style:parent-style-name="Standard">
      <style:text-properties officeooo:rsid="006e7e31" officeooo:paragraph-rsid="006e7e31"/>
    </style:style>
    <style:style style:name="P14" style:family="paragraph" style:parent-style-name="Standard">
      <style:text-properties officeooo:rsid="0072d3ec" officeooo:paragraph-rsid="0072d3ec"/>
    </style:style>
    <style:style style:name="P15" style:family="paragraph" style:parent-style-name="Text_20_body">
      <style:text-properties officeooo:rsid="00177dc2" officeooo:paragraph-rsid="001ceb17"/>
    </style:style>
    <style:style style:name="P16" style:family="paragraph" style:parent-style-name="Text_20_body">
      <style:text-properties officeooo:rsid="001fd639" officeooo:paragraph-rsid="001fd639"/>
    </style:style>
    <style:style style:name="P17" style:family="paragraph" style:parent-style-name="Text_20_body" style:list-style-name="L1">
      <style:text-properties officeooo:rsid="0022f8c9" officeooo:paragraph-rsid="0022f8c9"/>
    </style:style>
    <style:style style:name="P18" style:family="paragraph" style:parent-style-name="Text_20_body" style:list-style-name="L1">
      <style:text-properties officeooo:rsid="002532b9" officeooo:paragraph-rsid="002532b9"/>
    </style:style>
    <style:style style:name="P19" style:family="paragraph" style:parent-style-name="Text_20_body" style:list-style-name="L1">
      <style:text-properties officeooo:rsid="00268c47" officeooo:paragraph-rsid="00268c47"/>
    </style:style>
    <style:style style:name="P20" style:family="paragraph" style:parent-style-name="Text_20_body" style:list-style-name="L1">
      <style:text-properties officeooo:rsid="002745ba" officeooo:paragraph-rsid="002745ba"/>
    </style:style>
    <style:style style:name="P21" style:family="paragraph" style:parent-style-name="Text_20_body" style:list-style-name="L1">
      <style:text-properties officeooo:rsid="00276b2c" officeooo:paragraph-rsid="00276b2c"/>
    </style:style>
    <style:style style:name="P22" style:family="paragraph" style:parent-style-name="Text_20_body" style:list-style-name="L1">
      <style:text-properties officeooo:rsid="00290589" officeooo:paragraph-rsid="00290589"/>
    </style:style>
    <style:style style:name="P23" style:family="paragraph" style:parent-style-name="Text_20_body" style:list-style-name="L1">
      <style:text-properties officeooo:rsid="002a0982" officeooo:paragraph-rsid="002a0982"/>
    </style:style>
    <style:style style:name="P24" style:family="paragraph" style:parent-style-name="Text_20_body" style:list-style-name="L1">
      <style:text-properties officeooo:rsid="002f446b" officeooo:paragraph-rsid="002f446b"/>
    </style:style>
    <style:style style:name="P25" style:family="paragraph" style:parent-style-name="Text_20_body">
      <style:text-properties officeooo:rsid="00304342" officeooo:paragraph-rsid="00304342"/>
    </style:style>
    <style:style style:name="P26" style:family="paragraph" style:parent-style-name="Text_20_body">
      <style:text-properties officeooo:rsid="005062ba" officeooo:paragraph-rsid="005062ba"/>
    </style:style>
    <style:style style:name="P27" style:family="paragraph" style:parent-style-name="Text_20_body">
      <style:text-properties officeooo:rsid="0075b58f" officeooo:paragraph-rsid="0075b58f"/>
    </style:style>
    <style:style style:name="P28" style:family="paragraph" style:parent-style-name="Text_20_body">
      <style:text-properties officeooo:rsid="0078e1cc" officeooo:paragraph-rsid="0078e1cc"/>
    </style:style>
    <style:style style:name="P29" style:family="paragraph" style:parent-style-name="Text_20_body">
      <style:text-properties officeooo:paragraph-rsid="007c90da"/>
    </style:style>
    <style:style style:name="P30" style:family="paragraph" style:parent-style-name="Text_20_body">
      <style:text-properties officeooo:rsid="0081b8f0" officeooo:paragraph-rsid="0081b8f0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da852" officeooo:paragraph-rsid="000da852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40f234" officeooo:paragraph-rsid="0040f234" style:font-weight-asian="bold" style:font-weight-complex="bold"/>
    </style:style>
    <style:style style:name="P33" style:family="paragraph" style:parent-style-name="Table_20_Contents">
      <style:text-properties officeooo:rsid="0042dc4d" officeooo:paragraph-rsid="0042dc4d"/>
    </style:style>
    <style:style style:name="P34" style:family="paragraph" style:parent-style-name="Table_20_Contents">
      <style:text-properties officeooo:rsid="004455a4" officeooo:paragraph-rsid="004455a4"/>
    </style:style>
    <style:style style:name="P35" style:family="paragraph" style:parent-style-name="Table_20_Contents">
      <style:text-properties officeooo:rsid="00459d7b" officeooo:paragraph-rsid="00459d7b"/>
    </style:style>
    <style:style style:name="P36" style:family="paragraph" style:parent-style-name="Table_20_Contents">
      <style:text-properties officeooo:rsid="005b63b5" officeooo:paragraph-rsid="005b63b5"/>
    </style:style>
    <style:style style:name="P37" style:family="paragraph" style:parent-style-name="Footer">
      <style:text-properties officeooo:rsid="0059366c" officeooo:paragraph-rsid="0059366c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a736a"/>
    </style:style>
    <style:style style:name="T2" style:family="text">
      <style:text-properties officeooo:rsid="001089e5"/>
    </style:style>
    <style:style style:name="T3" style:family="text">
      <style:text-properties officeooo:rsid="00196ebe"/>
    </style:style>
    <style:style style:name="T4" style:family="text">
      <style:text-properties officeooo:rsid="001ceb17"/>
    </style:style>
    <style:style style:name="T5" style:family="text">
      <style:text-properties officeooo:rsid="002796b3"/>
    </style:style>
    <style:style style:name="T6" style:family="text">
      <style:text-properties officeooo:rsid="002c2502"/>
    </style:style>
    <style:style style:name="T7" style:family="text">
      <style:text-properties officeooo:rsid="002d8937"/>
    </style:style>
    <style:style style:name="T8" style:family="text">
      <style:text-properties officeooo:rsid="0032e77d"/>
    </style:style>
    <style:style style:name="T9" style:family="text">
      <style:text-properties officeooo:rsid="003d145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a736a" style:font-weight-asian="bold" style:font-weight-complex="bold"/>
    </style:style>
    <style:style style:name="T12" style:family="text">
      <style:text-properties fo:font-weight="bold" officeooo:rsid="00631aa3" style:font-weight-asian="bold" style:font-weight-complex="bold"/>
    </style:style>
    <style:style style:name="T13" style:family="text">
      <style:text-properties fo:font-weight="bold" officeooo:rsid="000da852" style:font-weight-asian="bold" style:font-weight-complex="bold"/>
    </style:style>
    <style:style style:name="T14" style:family="text">
      <style:text-properties officeooo:rsid="0044fe5e"/>
    </style:style>
    <style:style style:name="T15" style:family="text">
      <style:text-properties officeooo:rsid="004a4a3d"/>
    </style:style>
    <style:style style:name="T16" style:family="text">
      <style:text-properties officeooo:rsid="004ba806"/>
    </style:style>
    <style:style style:name="T17" style:family="text">
      <style:text-properties officeooo:rsid="004d5ae7"/>
    </style:style>
    <style:style style:name="T18" style:family="text">
      <style:text-properties officeooo:rsid="005cc12c"/>
    </style:style>
    <style:style style:name="T19" style:family="text">
      <style:text-properties officeooo:rsid="0074044b"/>
    </style:style>
    <style:style style:name="T20" style:family="text">
      <style:text-properties officeooo:rsid="0075f2c2"/>
    </style:style>
    <style:style style:name="T21" style:family="text">
      <style:text-properties officeooo:rsid="0079fc31"/>
    </style:style>
    <style:style style:name="T22" style:family="text">
      <style:text-properties officeooo:rsid="007c90da"/>
    </style:style>
    <style:style style:name="T23" style:family="text">
      <style:text-properties officeooo:rsid="0082e29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ojet <text:span text:style-name="T17">AlpaReserv'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Définition <text:span text:style-name="T16">générale </text:span>de la structure des documents <text:span text:style-name="T16">en relation avec le projet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12">Rédacteurs</text:span><text:span text:style-name="T10"> :</text:span> Baptiste BALLAN</text:p>
      <text:p text:style-name="P2"><text:span text:style-name="T10">Relecteurs :</text:span> </text:p>
      <text:p text:style-name="P6"/>
      <text:p text:style-name="P3"><text:span text:style-name="T10">Version :</text:span> 1.0</text:p>
      <text:p text:style-name="P3"><text:span text:style-name="T11">Date de création :</text:span><text:span text:style-name="T1"> 10/03/2014</text:span></text:p>
      <text:p text:style-name="P5"><text:soft-page-break/><text:span text:style-name="T13">Mise à jour : <text:line-break/></text:span></text:p>
      <table:table table:name="MaJ" table:style-name="MaJ">
        <table:table-column table:style-name="MaJ.A"/>
        <table:table-column table:style-name="MaJ.B"/>
        <table:table-column table:style-name="MaJ.A"/>
        <table:table-row>
          <table:table-cell table:style-name="MaJ.A1" office:value-type="string">
            <text:p text:style-name="P31">Date</text:p>
          </table:table-cell>
          <table:table-cell table:style-name="MaJ.A1" office:value-type="string">
            <text:p text:style-name="P31">Rédacteur</text:p>
          </table:table-cell>
          <table:table-cell table:style-name="MaJ.C1" office:value-type="string">
            <text:p text:style-name="P31">Informations</text:p>
          </table:table-cell>
        </table:table-row>
        <table:table-row>
          <table:table-cell table:style-name="MaJ.A2" office:value-type="string">
            <text:p text:style-name="P36">10/03/2014</text:p>
          </table:table-cell>
          <table:table-cell table:style-name="MaJ.A2" office:value-type="string">
            <text:p text:style-name="P36">Baptiste BALLAN</text:p>
          </table:table-cell>
          <table:table-cell table:style-name="MaJ.C2" office:value-type="string">
            <text:p text:style-name="P36">Création init<text:span text:style-name="T18">i</text:span>ale du document</text:p>
          </table:table-cell>
        </table:table-row>
        <table:table-row>
          <table:table-cell table:style-name="MaJ.A2" office:value-type="string">
            <text:p text:style-name="Table_20_Contents"/>
          </table:table-cell>
          <table:table-cell table:style-name="MaJ.A2" office:value-type="string">
            <text:p text:style-name="Table_20_Contents"/>
          </table:table-cell>
          <table:table-cell table:style-name="MaJ.C2" office:value-type="string">
            <text:p text:style-name="Table_20_Contents"/>
          </table:table-cell>
        </table:table-row>
        <table:table-row>
          <table:table-cell table:style-name="MaJ.A2" office:value-type="string">
            <text:p text:style-name="Table_20_Contents"/>
          </table:table-cell>
          <table:table-cell table:style-name="MaJ.A2" office:value-type="string">
            <text:p text:style-name="Table_20_Contents"/>
          </table:table-cell>
          <table:table-cell table:style-name="MaJ.C2" office:value-type="string">
            <text:p text:style-name="Table_20_Contents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8"><text:a xlink:type="simple" xlink:href="#__RefHeading__106_100937609" text:style-name="Index_20_Link" text:visited-style-name="Index_20_Link">Structure des documents<text:tab/>5</text:a></text:p>
          <text:p text:style-name="P39"><text:a xlink:type="simple" xlink:href="#__RefHeading__110_100937609" text:style-name="Index_20_Link" text:visited-style-name="Index_20_Link">Page de garde<text:tab/>5</text:a></text:p>
          <text:p text:style-name="P39"><text:a xlink:type="simple" xlink:href="#__RefHeading__112_100937609" text:style-name="Index_20_Link" text:visited-style-name="Index_20_Link">Page de version<text:tab/>5</text:a></text:p>
          <text:p text:style-name="P39"><text:a xlink:type="simple" xlink:href="#__RefHeading__114_100937609" text:style-name="Index_20_Link" text:visited-style-name="Index_20_Link">Page de sommaire<text:tab/>5</text:a></text:p>
          <text:p text:style-name="P38"><text:a xlink:type="simple" xlink:href="#__RefHeading__116_100937609" text:style-name="Index_20_Link" text:visited-style-name="Index_20_Link">Style des documents<text:tab/>6</text:a></text:p>
          <text:p text:style-name="P39"><text:a xlink:type="simple" xlink:href="#__RefHeading__134_100937609" text:style-name="Index_20_Link" text:visited-style-name="Index_20_Link">Présentation générale<text:tab/>6</text:a></text:p>
          <text:p text:style-name="P39"><text:a xlink:type="simple" xlink:href="#__RefHeading__136_100937609" text:style-name="Index_20_Link" text:visited-style-name="Index_20_Link">Utilisation des styles<text:tab/>6</text:a></text:p>
        </text:index-body>
      </text:table-of-content>
      <text:p text:style-name="P5"><text:span text:style-name="T2"><text:s/></text:span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Introduction</text:h>
      <text:p text:style-name="P12">L'ensemble des documents rédigé au cours de l'élaboration du projet devront obligatoirement respecter les contraintes suivantes pour être validé et utilisable.</text:p>
      <text:p text:style-name="P13"/>
      <text:p text:style-name="P14">Tous les documents seront rédigés avec le logiciel LibreOffice. <text:span text:style-name="T19">L'ensemble des documents seront enregistrés au format .odt afin de garantir une compatibilité entre les différents utilisateurs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bookmark-start text:name="__RefHeading__106_100937609"/><text:soft-page-break/>Structure des documents<text:bookmark-end text:name="__RefHeading__106_100937609"/></text:h>
      <text:p text:style-name="P15">Chaque document devra p<text:span text:style-name="T3">résenter les parties suivantes pour être valides.</text:span></text:p>
      <text:h text:style-name="Heading_20_2" text:outline-level="2"><text:bookmark-start text:name="__RefHeading__110_100937609"/><text:span text:style-name="T4">Page de garde</text:span><text:bookmark-end text:name="__RefHeading__110_100937609"/></text:h>
      <text:p text:style-name="P16">La page de garde devra comprendre les informations suivantes :</text:p>
      <text:list xml:id="list8671285993734747259" text:style-name="L1">
        <text:list-item>
          <text:p text:style-name="P17">Le nom du projet</text:p>
        </text:list-item>
        <text:list-item>
          <text:p text:style-name="P18">Le logo du projet</text:p>
        </text:list-item>
        <text:list-item>
          <text:p text:style-name="P19">Les rédacteurs du document</text:p>
        </text:list-item>
        <text:list-item>
          <text:p text:style-name="P20">Les relecteurs du document</text:p>
        </text:list-item>
        <text:list-item>
          <text:p text:style-name="P21">Le titre <text:span text:style-name="T5">ainsi que l'objet du document</text:span></text:p>
        </text:list-item>
        <text:list-item>
          <text:p text:style-name="P22">La date de création du document</text:p>
        </text:list-item>
        <text:list-item>
          <text:p text:style-name="P23">La <text:span text:style-name="T7">référence</text:span> <text:span text:style-name="T6">du document </text:span>( ie l'identifiant du document )</text:p>
        </text:list-item>
        <text:list-item>
          <text:p text:style-name="P24">La version du document</text:p>
        </text:list-item>
      </text:list>
      <text:p text:style-name="P25">La mise en page devra respecter celle présentée dans la première page de ce document</text:p>
      <text:h text:style-name="Heading_20_2" text:outline-level="2"><text:bookmark-start text:name="__RefHeading__112_100937609"/><text:span text:style-name="T4">Page de version</text:span> <text:bookmark-end text:name="__RefHeading__112_100937609"/></text:h>
      <text:p text:style-name="P8">La page de garde <text:span text:style-name="T8">sera suivi d'une page de version présentant les différentes versions du document. <text:s/>Cette page recensera les différentes versions du document, en précisant les ajouts/modifications/suppression à chaque nouvelle version, ainsi que le rédacteur des modifications.</text:span></text:p>
      <text:p text:style-name="P8"/>
      <text:p text:style-name="P9"><text:span text:style-name="T9">Voici un exemple ci-dessous :</text:span></text:p>
      <text:p text:style-name="P9"/>
      <table:table table:name="Version" table:style-name="Version">
        <table:table-column table:style-name="Version.A"/>
        <table:table-column table:style-name="Version.B"/>
        <table:table-column table:style-name="Version.C"/>
        <table:table-row>
          <table:table-cell table:style-name="Version.A1" office:value-type="string">
            <text:p text:style-name="P32">Date</text:p>
          </table:table-cell>
          <table:table-cell table:style-name="Version.A1" office:value-type="string">
            <text:p text:style-name="P32">Rédacteur</text:p>
          </table:table-cell>
          <table:table-cell table:style-name="Version.C1" office:value-type="string">
            <text:p text:style-name="P32">Informations</text:p>
          </table:table-cell>
        </table:table-row>
        <table:table-row>
          <table:table-cell table:style-name="Version.A2" office:value-type="string">
            <text:p text:style-name="P33">17/03/2014</text:p>
          </table:table-cell>
          <table:table-cell table:style-name="Version.A2" office:value-type="string">
            <text:p text:style-name="P34">Baptiste BALLAN</text:p>
          </table:table-cell>
          <table:table-cell table:style-name="Version.C2" office:value-type="string">
            <text:p text:style-name="P34">Création init<text:span text:style-name="T14">i</text:span>ale du document</text:p>
            <text:p text:style-name="P35">Rédaction des premières spécifications du document</text:p>
          </table:table-cell>
        </table:table-row>
        <table:table-row>
          <table:table-cell table:style-name="Version.A2" office:value-type="string">
            <text:p text:style-name="Table_20_Contents"/>
          </table:table-cell>
          <table:table-cell table:style-name="Version.A2" office:value-type="string">
            <text:p text:style-name="Table_20_Contents"/>
          </table:table-cell>
          <table:table-cell table:style-name="Version.C2" office:value-type="string">
            <text:p text:style-name="Table_20_Contents"/>
          </table:table-cell>
        </table:table-row>
        <table:table-row>
          <table:table-cell table:style-name="Version.A2" office:value-type="string">
            <text:p text:style-name="Table_20_Contents"/>
          </table:table-cell>
          <table:table-cell table:style-name="Version.A2" office:value-type="string">
            <text:p text:style-name="Table_20_Contents"/>
          </table:table-cell>
          <table:table-cell table:style-name="Version.C2" office:value-type="string">
            <text:p text:style-name="Table_20_Contents"/>
          </table:table-cell>
        </table:table-row>
      </table:table>
      <text:p text:style-name="P9"/>
      <text:h text:style-name="Heading_20_2" text:outline-level="2"><text:bookmark-start text:name="__RefHeading__114_100937609"/>Page de sommaire<text:bookmark-end text:name="__RefHeading__114_100937609"/></text:h>
      <text:p text:style-name="P10">La page de version sera suivie d'une page de sommaire <text:span text:style-name="T15">généré automatiquement partir des outils offert par LibreOffice</text:span></text:p>
      <text:p text:style-name="P9"/>
      <text:h text:style-name="Heading_20_1" text:outline-level="1"><text:bookmark-start text:name="__RefHeading__116_100937609"/><text:soft-page-break/>Style des documents<text:bookmark-end text:name="__RefHeading__116_100937609"/></text:h>
      <text:h text:style-name="Heading_20_2" text:outline-level="2"><text:bookmark-start text:name="__RefHeading__134_100937609"/>Présentation générale<text:bookmark-end text:name="__RefHeading__134_100937609"/></text:h>
      <text:p text:style-name="P26">Chaque page du document devra contenir un pied de page contenant le nom du document à gauche et à droite le numéro de page.</text:p>
      <text:h text:style-name="Heading_20_2" text:outline-level="2"><text:bookmark-start text:name="__RefHeading__136_100937609"/>Utilisation des styles<text:bookmark-end text:name="__RefHeading__136_100937609"/></text:h>
      <text:p text:style-name="P27">L'utilisation des styles par défaut de LibreOffice <text:span text:style-name="T20">sera la norme pour la rédaction de tout document.</text:span></text:p>
      <text:p text:style-name="P28">Les titres des grandes parties de chaque document <text:span text:style-name="T21">devra être un « Titre 1 ». Chaque grande partie devra commencer sur une nouvelle page afin d'aérer la présentation.</text:span></text:p>
      <text:p text:style-name="P29"><text:span text:style-name="T22">Les sous-parties et les sous-sous-partes utiliseront respectivement les « Titre 2 » et les « Titre 3 ».</text:span></text:p>
      <text:h text:style-name="Heading_20_2" text:outline-level="2">Annexes</text:h>
      <text:p text:style-name="P30">Toutes les annexes devront être numérotées et avoir une légende. <text:span text:style-name="T23">Il faudra pour cela utiliser les outils offerts par le logiciel LibreOffi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59366c" officeooo:paragraph-rsid="005936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dnfjksdhfjdshkfjhsdkjfhdskjfhsdk<text:tab/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0T09:51:12.844000000</meta:creation-date>
    <dc:date>2014-03-10T11:07:58.939000000</dc:date>
    <meta:editing-duration>PT1H10M25S</meta:editing-duration>
    <meta:editing-cycles>122</meta:editing-cycles>
    <meta:generator>LibreOffice/4.2.0.4$Windows_x86 LibreOffice_project/05dceb5d363845f2cf968344d7adab8dcfb2ba71</meta:generator>
    <meta:document-statistic meta:table-count="2" meta:image-count="0" meta:object-count="0" meta:page-count="6" meta:paragraph-count="60" meta:word-count="414" meta:character-count="2612" meta:non-whitespace-character-count="2257"/>
  </office:meta>
</office:document-meta>
</file>